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374151" style:font-name="Segoe UI" style:font-name-asian="Segoe UI" style:font-name-complex="Segoe UI" fo:font-size="8pt" style:font-size-asian="8pt" style:font-size-complex="8pt" fo:font-weight="normal" style:font-weight-asian="normal" style:font-weight-complex="normal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374151" style:font-name="Segoe UI" style:font-name-asian="Segoe UI" style:font-name-complex="Segoe UI" fo:font-size="8pt" style:font-size-asian="8pt" style:font-size-complex="8pt"/>
    </style:style>
    <style:style style:name="ce4" style:family="table-cell" style:parent-style-name="Default" style:data-style-name="N0">
      <style:table-cell-properties style:vertical-align="middle" fo:background-color="#C6E0B4" style:repeat-content="false"/>
      <style:paragraph-properties fo:text-align="start" fo:margin-left="0.353cm"/>
      <style:text-properties fo:color="#374151" style:font-name="Segoe UI" style:font-name-asian="Segoe UI" style:font-name-complex="Segoe UI" fo:font-size="8pt" style:font-size-asian="8pt" style:font-size-complex="8pt" fo:font-weight="normal" style:font-weight-asian="normal" style:font-weight-complex="normal"/>
    </style:style>
    <style:style style:name="ce5" style:family="table-cell" style:parent-style-name="Default" style:data-style-name="N0">
      <style:table-cell-properties style:vertical-align="middle" fo:background-color="#C6E0B4" style:repeat-content="false"/>
      <style:paragraph-properties fo:text-align="start" fo:margin-left="0.353cm"/>
      <style:text-properties fo:color="#374151" style:font-name="Segoe UI" style:font-name-asian="Segoe UI" style:font-name-complex="Segoe UI" fo:font-size="8pt" style:font-size-asian="8pt" style:font-size-complex="8pt"/>
    </style:style>
    <style:style style:name="ce6" style:family="table-cell" style:parent-style-name="Default" style:data-style-name="N0">
      <style:table-cell-properties style:vertical-align="middle" fo:background-color="#C6E0B4" style:repeat-content="false"/>
      <style:paragraph-properties fo:text-align="start" fo:margin-left="0.706cm"/>
      <style:text-properties fo:color="#374151" style:font-name="Segoe UI" style:font-name-asian="Segoe UI" style:font-name-complex="Segoe UI"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.353cm"/>
      <style:text-properties fo:color="#374151" style:font-name="Segoe UI" style:font-name-asian="Segoe UI" style:font-name-complex="Segoe UI" fo:font-size="8pt" style:font-size-asian="8pt" style:font-size-complex="8pt" fo:font-weight="normal" style:font-weight-asian="normal" style:font-weight-complex="normal"/>
    </style:style>
    <style:style style:name="ce8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.353cm"/>
      <style:text-properties fo:color="#374151" style:font-name="Segoe UI" style:font-name-asian="Segoe UI" style:font-name-complex="Segoe UI" fo:font-size="8pt" style:font-size-asian="8pt" style:font-size-complex="8pt"/>
    </style:style>
    <style:style style:name="ce9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.706cm"/>
      <style:text-properties fo:color="#374151" style:font-name="Segoe UI" style:font-name-asian="Segoe UI" style:font-name-complex="Segoe UI"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#E2EFDA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374151" style:text-line-through-style="none" style:font-name="Segoe UI" style:font-name-asian="Segoe UI" style:font-name-complex="Segoe U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374151" style:text-line-through-style="none" style:font-name="Courier New" style:font-name-asian="Courier New" style:font-name-complex="Courier Ne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3.42194444444444cm"/>
    </style:style>
    <style:style style:name="co2" style:family="table-column">
      <style:table-column-properties fo:break-before="auto" style:column-width="3.58069444444444cm"/>
    </style:style>
    <style:style style:name="co3" style:family="table-column">
      <style:table-column-properties fo:break-before="auto" style:column-width="10.2481944444444cm"/>
    </style:style>
    <style:style style:name="co4" style:family="table-column">
      <style:table-column-properties fo:break-before="auto" style:column-width="11.0772222222222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7.21430555555556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ypes_de_fichi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Type de fichiers</text:p>
          </table:table-cell>
          <table:table-cell office:value-type="string" table:style-name="ce1">
            <text:p>Extensions</text:p>
          </table:table-cell>
          <table:table-cell office:value-type="string" table:style-name="ce1">
            <text:p>Bibliothèque</text:p>
          </table:table-cell>
          <table:table-cell office:value-type="string" table:style-name="ce1">
            <text:p>Installa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mages</text:p>
          </table:table-cell>
          <table:table-cell office:value-type="string" table:style-name="ce1">
            <text:p>JPG, PNG, …</text:p>
          </table:table-cell>
          <table:table-cell office:value-type="string" table:style-name="ce1">
            <text:p>Pillow (PIL)</text:p>
          </table:table-cell>
          <table:table-cell office:value-type="string" table:style-name="ce1">
            <text:p>pip install Pill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DF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PyPDF2</text:p>
          </table:table-cell>
          <table:table-cell office:value-type="string" table:style-name="ce1">
            <text:p>pip install PyPDF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TYPES DE FICHIERS TRAITES DANS LE CADRE DE NOTRE PROJET</text:p>
          </table:table-cell>
          <table:table-cell table:number-columns-repeated="2" table:style-name="ce1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Type fichier</text:p>
          </table:table-cell>
          <table:table-cell office:value-type="string" table:style-name="ce11">
            <text:p>Extension</text:p>
          </table:table-cell>
          <table:table-cell office:value-type="string" table:style-name="ce11">
            <text:p>Bibliothèque</text:p>
          </table:table-cell>
          <table:table-cell office:value-type="string" table:style-name="ce11">
            <text:p>Installation si nécessaire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udio</text:p>
          </table:table-cell>
          <table:table-cell office:value-type="string" table:style-name="ce10">
            <text:p>MP3, WAV,<text:s/></text:p>
          </table:table-cell>
          <table:table-cell office:value-type="string" table:style-name="ce10">
            <text:p>mutagen</text:p>
          </table:table-cell>
          <table:table-cell office:value-type="string" table:style-name="ce10">
            <text:p>pip install mutage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Vidéo</text:p>
          </table:table-cell>
          <table:table-cell office:value-type="string" table:style-name="ce10">
            <text:p>MP4, AVI</text:p>
          </table:table-cell>
          <table:table-cell office:value-type="string" table:style-name="ce10">
            <text:p>moviepy</text:p>
          </table:table-cell>
          <table:table-cell office:value-type="string" table:style-name="ce10">
            <text:p>pip install moviepy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ocs office</text:p>
          </table:table-cell>
          <table:table-cell office:value-type="string" table:style-name="ce10">
            <text:p>DOCX, XLSX, PPTX, …</text:p>
          </table:table-cell>
          <table:table-cell office:value-type="string" table:style-name="ce10">
            <text:p>python-pptx (pour les fichiers PowerPoint), openpyxl (pour les fichiers Excel), python-docx (pour les fichiers Word)</text:p>
          </table:table-cell>
          <table:table-cell office:value-type="string" table:style-name="ce10">
            <text:p>pip install python-pptx, pip install openpyxl, pip install python-docx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SV</text:p>
          </table:table-cell>
          <table:table-cell office:value-type="string" table:style-name="ce10">
            <text:p>CSV</text:p>
          </table:table-cell>
          <table:table-cell office:value-type="string" table:style-name="ce10">
            <text:p>pandas</text:p>
          </table:table-cell>
          <table:table-cell office:value-type="string" table:style-name="ce10">
            <text:p>pip install pandas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SON</text:p>
          </table:table-cell>
          <table:table-cell office:value-type="string" table:style-name="ce10">
            <text:p>JSON</text:p>
          </table:table-cell>
          <table:table-cell office:value-type="string" table:style-name="ce10">
            <text:p>json</text:p>
          </table:table-cell>
          <table:table-cell office:value-type="string" table:style-name="ce10">
            <text:p>Aucune, c'est une bibliothèque standard de Pytho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XML</text:p>
          </table:table-cell>
          <table:table-cell office:value-type="string" table:style-name="ce10">
            <text:p>XML</text:p>
          </table:table-cell>
          <table:table-cell office:value-type="string" table:style-name="ce10">
            <text:p>xml.etree.ElementTree (bibliothèque standard)</text:p>
          </table:table-cell>
          <table:table-cell office:value-type="string" table:style-name="ce10">
            <text:p>Aucune, c'est une bibliothèque standard de Python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YAML</text:p>
          </table:table-cell>
          <table:table-cell office:value-type="string" table:style-name="ce10">
            <text:p>YAML</text:p>
          </table:table-cell>
          <table:table-cell office:value-type="string" table:style-name="ce10">
            <text:p>PyYAML</text:p>
          </table:table-cell>
          <table:table-cell office:value-type="string" table:style-name="ce10">
            <text:p>pip install PyYAML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ZIP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zipfile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10">
            <text:p>RAR</text:p>
          </table:table-cell>
          <table:table-cell office:value-type="string" table:style-name="ce10">
            <text:p>RAR</text:p>
          </table:table-cell>
          <table:table-cell office:value-type="string" table:style-name="ce10">
            <text:p>unrar</text:p>
          </table:table-cell>
          <table:table-cell office:value-type="string" table:style-name="ce10">
            <text:p>pip install unrar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7Z</text:p>
          </table:table-cell>
          <table:table-cell office:value-type="string" table:style-name="ce10">
            <text:p>7Z</text:p>
          </table:table-cell>
          <table:table-cell office:value-type="string" table:style-name="ce10">
            <text:p>py7zr</text:p>
          </table:table-cell>
          <table:table-cell office:value-type="string" table:style-name="ce10">
            <text:p>pip install py7zr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AR</text:p>
          </table:table-cell>
          <table:table-cell office:value-type="string" table:style-name="ce10">
            <text:p>TAR</text:p>
          </table:table-cell>
          <table:table-cell office:value-type="string" table:style-name="ce10">
            <text:p>tarfile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10">
            <text:p>SQL</text:p>
          </table:table-cell>
          <table:table-cell office:value-type="string" table:style-name="ce10">
            <text:p>.sql</text:p>
          </table:table-cell>
          <table:table-cell office:value-type="string" table:style-name="ce10">
            <text:p>sqlite3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10">
            <text:p>INI</text:p>
          </table:table-cell>
          <table:table-cell office:value-type="string" table:style-name="ce10">
            <text:p>INI</text:p>
          </table:table-cell>
          <table:table-cell office:value-type="string" table:style-name="ce10">
            <text:p>configparser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10">
            <text:p>Exécutable Windows</text:p>
          </table:table-cell>
          <table:table-cell office:value-type="string" table:style-name="ce10">
            <text:p>.exe</text:p>
          </table:table-cell>
          <table:table-cell office:value-type="string" table:style-name="ce10">
            <text:p>subprocess</text:p>
          </table:table-cell>
          <table:table-cell table:style-name="ce10"/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  <table:table table:name="recherches" table:style-name="ta2">
        <table:table-column table:style-name="co6" table:default-cell-style-name="ce1"/>
        <table:table-column table:style-name="co5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ichiers texte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6">
            <text:p>Fichier texte brut :<text:s/><text:span text:style-name="T2">.txt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cument Word :<text:s/><text:span text:style-name="T2">.doc</text:span>,<text:s/><text:span text:style-name="T2">.docx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cument PDF :<text:s/><text:span text:style-name="T2">.pdf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cument texte riche :<text:s/><text:span text:style-name="T2">.rtf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Document OpenDocument :<text:s/><text:span text:style-name="T2">.odt</text:span>?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Images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6">
            <text:p>Image JPEG :<text:s/><text:span text:style-name="T2">.jpg</text:span>,<text:s/><text:span text:style-name="T2">.jpeg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mage PNG :<text:s/><text:span text:style-name="T2">.png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mage GIF :<text:s/><text:span text:style-name="T2">.gif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mage BMP :<text:s/><text:span text:style-name="T2">.bmp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Image TIFF :<text:s/><text:span text:style-name="T2">.tiff</text:span>,<text:s/><text:span text:style-name="T2">.tif</text:span>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udio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6">
            <text:p>Fichier audio MP3 :<text:s/><text:span text:style-name="T2">.mp3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audio WAV :<text:s/><text:span text:style-name="T2">.wav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audio FLAC :<text:s/><text:span text:style-name="T2">.flac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audio AAC :<text:s/><text:span text:style-name="T2">.aac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audio OGG :<text:s/><text:span text:style-name="T2">.ogg</text:span>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Vidéo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6">
            <text:p>Fichier vidéo MP4 :<text:s/><text:span text:style-name="T2">.mp4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vidéo AVI :<text:s/><text:span text:style-name="T2">.avi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vidéo MKV :<text:s/><text:span text:style-name="T2">.mkv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vidéo MOV :<text:s/><text:span text:style-name="T2">.mov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vidéo WMV :<text:s/><text:span text:style-name="T2">.wmv</text:span>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Feuilles de calcul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6">
            <text:p>Feuille de calcul Excel :<text:s/><text:span text:style-name="T2">.xls</text:span>,<text:s/><text:span text:style-name="T2">.xlsx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euille de calcul OpenDocument :<text:s/><text:span text:style-name="T2">.ods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euille de calcul CSV :<text:s/><text:span text:style-name="T2">.csv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euille de calcul Google Sheets : Pas d'extension spécifi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résentations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6">
            <text:p>Présentation PowerPoint :<text:s/><text:span text:style-name="T2">.ppt</text:span>,<text:s/><text:span text:style-name="T2">.pptx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résentation OpenDocument :<text:s/><text:span text:style-name="T2">.odp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Présentation PDF :<text:s/><text:span text:style-name="T2">.pdf</text:span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Archives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office:value-type="string" table:style-name="ce9">
            <text:p>Fichier ZIP :<text:s/><text:span text:style-name="T2">.zip</text:span>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Fichier RAR :<text:s/><text:span text:style-name="T2">.rar</text:span>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Fichier 7z :<text:s/><text:span text:style-name="T2">.7z</text:span>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Fichier TAR :<text:s/><text:span text:style-name="T2">.tar</text:span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Fichiers exécutables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8"/>
          <table:table-cell table:number-columns-repeated="16383"/>
        </table:table-row>
        <table:table-row table:style-name="ro1">
          <table:table-cell office:value-type="string" table:style-name="ce9">
            <text:p>Exécutable Windows :<text:s/><text:span text:style-name="T2">.exe</text:span>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Fichier de script Python :<text:s/><text:span text:style-name="T2">.py</text:span>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Fichier binaire Linux : Pas d'extension spécifique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Application Android :<text:s/><text:span text:style-name="T2">.apk</text:span>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Fichier Mac OS X :<text:s/><text:span text:style-name="T2">.app</text:span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chiers de données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6">
            <text:p>Fichier XML :<text:s/><text:span text:style-name="T2">.xml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JSON :<text:s/><text:span text:style-name="T2">.json</text:span></text:p>
          </table:table-cell>
          <table:table-cell table:number-columns-repeated="16383"/>
        </table:table-row>
        <table:table-row table:style-name="ro1">
          <table:table-cell office:value-type="string" table:style-name="ce9">
            <text:p>Fichier SQL :<text:s/><text:span text:style-name="T2">.sql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CSV :<text:s/><text:span text:style-name="T2">.csv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YAML :<text:s/><text:span text:style-name="T2">.yaml</text:span>,<text:s/><text:span text:style-name="T2">.yml</text:span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chiers de configuration<text:span text:style-name="T1"><text:s/>:</text:span></text:p>
          </table:table-cell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office:value-type="string" table:style-name="ce9">
            <text:p>Fichier de configuration INI :<text:s/><text:span text:style-name="T2">.ini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de configuration YAML :<text:s/><text:span text:style-name="T2">.yaml</text:span>,<text:s/><text:span text:style-name="T2">.yml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de configuration JSON :<text:s/><text:span text:style-name="T2">.json</text:span>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Fichier de configuration XML :<text:s/><text:span text:style-name="T2">.xml</text:span></text:p>
          </table:table-cell>
          <table:table-cell table:number-columns-repeated="16383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Gilles kendji</meta:initial-creator>
    <dc:creator>Gilles kendji</dc:creator>
    <meta:creation-date>2023-10-25T08:37:31Z</meta:creation-date>
    <dc:date>2023-10-25T15:06:54Z</dc:date>
  </office:meta>
</office:document-meta>
</file>